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paragraph-rsid="00178ea9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rsid="00167fb2" officeooo:paragraph-rsid="00178ea9" style:font-style-asian="italic" style:font-style-complex="italic"/>
    </style:style>
    <style:style style:name="P3" style:family="paragraph" style:parent-style-name="Standard">
      <style:paragraph-properties fo:line-height="150%" fo:text-align="center" style:justify-single-word="false"/>
      <style:text-properties fo:color="#780373" loext:opacity="100%" style:font-name="Fira Code" fo:font-size="24pt" style:text-underline-style="solid" style:text-underline-width="auto" style:text-underline-color="font-color" fo:font-weight="bold" officeooo:rsid="0012bb3b" officeooo:paragraph-rsid="00178ea9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paragraph-rsid="001961f8"/>
    </style:style>
    <style:style style:name="P5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paragraph-rsid="00197eee"/>
    </style:style>
    <style:style style:name="P6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style:text-underline-style="none" fo:font-weight="normal" officeooo:rsid="001961f8" officeooo:paragraph-rsid="001961f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style:text-underline-style="none" fo:font-weight="normal" officeooo:rsid="001961f8" officeooo:paragraph-rsid="001a250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style:text-underline-style="none" fo:font-weight="normal" officeooo:rsid="00197eee" officeooo:paragraph-rsid="001961f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style:text-underline-style="none" fo:font-weight="normal" officeooo:rsid="00197eee" officeooo:paragraph-rsid="00197e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color="#bf819e" loext:opacity="100%" style:font-name="Fira Code" fo:font-size="16pt" style:text-underline-style="none" fo:font-weight="normal" officeooo:rsid="001961f8" officeooo:paragraph-rsid="001a250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bf819e" loext:opacity="100%" style:font-name="Fira Code" fo:font-size="12pt" style:text-underline-style="none" fo:font-weight="normal" officeooo:rsid="00197eee" officeooo:paragraph-rsid="00197ee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paragraph-rsid="001961f8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paragraph-rsid="00197eee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style="normal" style:text-underline-style="none" fo:font-weight="normal" officeooo:rsid="001ed830" officeooo:paragraph-rsid="001ed83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style:text-underline-style="none" fo:font-weight="normal" officeooo:rsid="00197eee" officeooo:paragraph-rsid="00197ee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color="#780373" loext:opacity="100%" style:font-name="Fira Code" fo:font-size="12pt" fo:font-weight="normal" officeooo:paragraph-rsid="001a250f"/>
    </style:style>
    <style:style style:name="T1" style:family="text">
      <style:text-properties officeooo:rsid="0016c089"/>
    </style:style>
    <style:style style:name="T2" style:family="text">
      <style:text-properties officeooo:rsid="00178ea9"/>
    </style:style>
    <style:style style:name="T3" style:family="text">
      <style:text-properties style:text-underline-style="none" officeooo:rsid="00178ea9"/>
    </style:style>
    <style:style style:name="T4" style:family="text">
      <style:text-properties style:text-underline-style="none" officeooo:rsid="00178ea9" style:font-size-asian="10.5pt" style:font-weight-asian="normal" style:font-size-complex="12pt" style:font-weight-complex="normal"/>
    </style:style>
    <style:style style:name="T5" style:family="text">
      <style:text-properties style:text-underline-style="none" officeooo:rsid="001961f8" style:font-size-asian="10.5pt" style:font-weight-asian="normal" style:font-size-complex="12pt" style:font-weight-complex="normal"/>
    </style:style>
    <style:style style:name="T6" style:family="text">
      <style:text-properties style:text-underline-style="none" officeooo:rsid="00197eee" style:font-size-asian="10.5pt" style:font-weight-asian="normal" style:font-size-complex="12pt" style:font-weight-complex="normal"/>
    </style:style>
    <style:style style:name="T7" style:family="text">
      <style:text-properties style:text-underline-style="none" officeooo:rsid="001ed830" style:font-size-asian="10.5pt" style:font-weight-asian="normal" style:font-size-complex="12pt" style:font-weight-complex="normal"/>
    </style:style>
    <style:style style:name="T8" style:family="text">
      <style:text-properties fo:color="#8d1d75" loext:opacity="100%" style:text-underline-style="none" officeooo:rsid="001961f8" style:font-size-asian="10.5pt" style:font-weight-asian="normal" style:font-size-complex="12pt" style:font-weight-complex="normal"/>
    </style:style>
    <style:style style:name="T9" style:family="text">
      <style:text-properties fo:color="#bf819e" loext:opacity="100%" style:text-underline-style="none" officeooo:rsid="00197eee" style:font-size-asian="10.5pt" style:font-weight-asian="normal" style:font-size-complex="12pt" style:font-weight-complex="normal"/>
    </style:style>
    <style:style style:name="T10" style:family="text">
      <style:text-properties fo:font-size="16pt" style:text-underline-style="none" officeooo:rsid="001961f8" style:font-size-asian="16pt" style:font-weight-asian="normal" style:font-size-complex="16pt" style:font-weight-complex="normal"/>
    </style:style>
    <style:style style:name="T11" style:family="text">
      <style:text-properties fo:font-size="16pt" style:text-underline-style="none" officeooo:rsid="00197eee" style:font-size-asian="16pt" style:font-weight-asian="normal" style:font-size-complex="16pt" style:font-weight-complex="normal"/>
    </style:style>
    <style:style style:name="T12" style:family="text">
      <style:text-properties fo:color="#650953" loext:opacity="100%" fo:font-size="16pt" style:text-underline-style="none" officeooo:rsid="001961f8" style:font-size-asian="16pt" style:font-weight-asian="normal" style:font-size-complex="16pt" style:font-weight-complex="normal"/>
    </style:style>
    <style:style style:name="T13" style:family="text">
      <style:text-properties fo:color="#780373" loext:opacity="100%" fo:font-size="16pt" style:font-size-asian="16pt" style:font-size-complex="16pt"/>
    </style:style>
    <style:style style:name="T14" style:family="text">
      <style:text-properties fo:color="#a1467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DOCUMENTACIÓN DO PROXECTO</text:span><text:span text:style-name="T3"> </text:span></text:p>
      <text:p text:style-name="P3"><text:span text:style-name="T1">SCRABBLE</text:span> I<text:span text:style-name="T2">I</text:span></text:p>
      <text:p text:style-name="P3"/>
      <text:p text:style-name="P4"><text:span text:style-name="T4"><text:tab/></text:span><text:span text:style-name="T5">Para a creación do proxecto seguiuse a primeira especificación do comportamento do programa que se atopa tamén entregada na tarefa co nome de </text:span><text:span text:style-name="T8">“Planificacion Scrabble.pdf”</text:span><text:span text:style-name="T5">. Ademáis tamén se diseñou un diagrama de actividade para o método “xogarTurno” da clase Partida debido a complexidade do mesmo e que se atopa co nome de </text:span><text:span text:style-name="T8">“Diagrama-xogarTurno.pdf”</text:span><text:span text:style-name="T5">. O diagrama de clases do proxecto atópase como </text:span><text:span text:style-name="T8">“Diagrama-clases.pdf”</text:span><text:span text:style-name="T5">. Como a clase </text:span><text:span text:style-name="T8">EntradaSaída</text:span><text:span text:style-name="T5"> incluía demasiados métodos que non interviñan de forma directa no comportamento do programa non está recollido nese diagrama así como a clase de </text:span><text:span text:style-name="T8">Utilidades</text:span><text:span text:style-name="T5">. </text:span></text:p>
      <text:p text:style-name="P6"/>
      <text:p text:style-name="P7"><text:s text:c="4"/></text:p>
      <text:p text:style-name="P10"/>
      <text:p text:style-name="P10"/>
      <text:p text:style-name="P10"/>
      <text:p text:style-name="P10"/>
      <text:p text:style-name="P10"/>
      <text:p text:style-name="P16"><text:soft-page-break/><text:span text:style-name="T10">&gt; </text:span><text:span text:style-name="T11">Este proxecto implementa tamén melloras sobre a especificación inicial:</text:span></text:p>
      <text:p text:style-name="P8"/>
      <text:p text:style-name="P4"><text:span text:style-name="T6"><text:tab/>- Posibilidade de cambiar o tamaño do taboleiro. </text:span><text:span text:style-name="T9">(por <text:tab/><text:tab/><text:tab/><text:tab/>defecto 21)</text:span><text:span text:style-name="T6">.</text:span></text:p>
      <text:p text:style-name="P4"><text:span text:style-name="T6"/></text:p>
      <text:p text:style-name="P5"><text:span text:style-name="T6"><text:tab/>- Posibilidade de </text:span><text:span text:style-name="T7">configurar un</text:span><text:span text:style-name="T6"> número de puntos requeridos <text:tab/><text:tab/>para gañar ou “puntos de victoria”.</text:span></text:p>
      <text:p text:style-name="P11"/>
      <text:p text:style-name="P5"><text:span text:style-name="T5"><text:tab/>- </text:span><text:span text:style-name="T6">Pode</text:span><text:span text:style-name="T7"> cambiarse a cantidade de cada tipo de casilla especial <text:tab/>que aparece</text:span><text:span text:style-name="T6">.</text:span></text:p>
      <text:p text:style-name="P5"><text:span text:style-name="T6"/></text:p>
      <text:p text:style-name="P5"><text:span text:style-name="T6"><text:tab/>- </text:span><text:span text:style-name="T7">Poden xogarse partidas de 2 a 4 xogadores.</text:span></text:p>
      <text:p text:style-name="P9"/>
      <text:p text:style-name="P9"/>
      <text:p text:style-name="P9"/>
      <text:p text:style-name="P14"><text:span text:style-name="T13">&gt; Observacións:</text:span></text:p>
      <text:p text:style-name="P14"><text:span text:style-name="T13"/></text:p>
      <text:p text:style-name="P14"><text:span text:style-name="T13"><text:tab/></text:span>- Problemas co caracter “ñ”. Executando o programa dende unha <text:tab/>terminal externa a ñ non se recolle ben pero executando dende <text:tab/>netbeans funciona perfectamente. Probei cambiando o set de <text:tab/>caracteres usando o <text:span text:style-name="T14">ISO-8859-1</text:span> e con <text:span text:style-name="T14">UTF-8</text:span> pero segue a dar <text:tab/>err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paragraph-rsid="00178ea9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rsid="00167fb2" officeooo:paragraph-rsid="00178ea9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.S DESENVOLVEMENTO DE APLICACIÓNS MULTIPLATAFORMA. PROGRAMACIÓN. </text:p>
        <text:p text:style-name="MP2">CURSO 2021- 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9:56:30.826080489</meta:creation-date>
    <dc:date>2022-04-13T18:57:55.688696144</dc:date>
    <meta:editing-duration>PT32M16S</meta:editing-duration>
    <meta:editing-cycles>8</meta:editing-cycles>
    <meta:generator>LibreOffice/7.2.6.2$Linux_X86_64 LibreOffice_project/20$Build-2</meta:generator>
    <meta:document-statistic meta:table-count="0" meta:image-count="0" meta:object-count="0" meta:page-count="2" meta:paragraph-count="13" meta:word-count="205" meta:character-count="1359" meta:non-whitespace-character-count="1142"/>
  </office:meta>
</office:document-meta>
</file>